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Structure fishy</text:p>
      <text:p text:style-name="Preformatted_20_Text"><text:tab/>This structure makes the fishes and their hungerbars and gives them </text:p>
      <text:p text:style-name="Preformatted_20_Text">random motion.</text:p>
      <text:p text:style-name="Preformatted_20_Text"><text:tab/>The members variables in this structure are described</text:p>
      <text:p text:style-name="Preformatted_20_Text"><text:tab/><text:span text:style-name="T1">1)maxhunger</text:span>:This double variable stores the maximum value of the hunger</text:p>
      <text:p text:style-name="Preformatted_20_Text"><text:tab/><text:tab/><text:tab/><text:tab/>of each fish. It is determined randomly when a fish is</text:p>
      <text:p text:style-name="Preformatted_20_Text"><text:tab/><text:tab/><text:tab/><text:tab/>made. </text:p>
      <text:p text:style-name="Preformatted_20_Text"><text:tab/><text:span text:style-name="T1">2)hunger:</text:span> This int variable keeps a record of the hunger of the fish and </text:p>
      <text:p text:style-name="Preformatted_20_Text"><text:tab/><text:tab/><text:tab/>is updated in each iteration of the method void rm().</text:p>
      <text:p text:style-name="Preformatted_20_Text"/>
      <text:p text:style-name="Preformatted_20_Text"><text:tab/><text:span text:style-name="T1">3)valx:</text:span> Described under the method void rm().</text:p>
      <text:p text:style-name="Preformatted_20_Text"><text:tab/><text:span text:style-name="T1">4)valy: </text:span>Described under the method void rm().</text:p>
      <text:p text:style-name="Preformatted_20_Text"><text:tab/><text:span text:style-name="T1">5)kx:</text:span> This int variable keeps a track of whether the fish going to left</text:p>
      <text:p text:style-name="Preformatted_20_Text"><text:tab/> <text:s text:c="4"/>(kx=-1) or to right (kx=1).</text:p>
      <text:p text:style-name="Preformatted_20_Text"><text:tab/><text:span text:style-name="T1">6)ky:</text:span> This int variable keeps a track of whether the fish going up</text:p>
      <text:p text:style-name="Preformatted_20_Text"><text:tab/> <text:s text:c="4"/>(ky=-1) or down (kx=1).</text:p>
      <text:p text:style-name="Preformatted_20_Text"><text:tab/><text:span text:style-name="T1">7)kxprev:</text:span> Described under the method void rm().</text:p>
      <text:p text:style-name="Preformatted_20_Text"><text:tab/><text:span text:style-name="T1">8)prevalx:</text:span> Described under the method void rm().</text:p>
      <text:p text:style-name="Preformatted_20_Text"><text:tab/><text:span text:style-name="T1">9)prevaly: </text:span>Described under the method void rm().</text:p>
      <text:p text:style-name="Preformatted_20_Text"><text:tab/><text:span text:style-name="T1">10) flipc:</text:span> Described under the method void rm().</text:p>
      <text:p text:style-name="Preformatted_20_Text"><text:tab/><text:span text:style-name="T1">11)ftype:</text:span> This int variable stores the type of the fish out of the 5 types.</text:p>
      <text:p text:style-name="Preformatted_20_Text"><text:tab/><text:span text:style-name="T1">12)life:</text:span> This bool variable stores if a fish is alive(life=true) or dead</text:p>
      <text:p text:style-name="Preformatted_20_Text"><text:tab/> <text:s text:c="8"/>(life=false).</text:p>
      <text:p text:style-name="Preformatted_20_Text"><text:tab/><text:span text:style-name="T1">13)x:</text:span> This double variable stores the present x co ordinate of the fish.</text:p>
      <text:p text:style-name="Preformatted_20_Text"><text:tab/><text:span text:style-name="T1">14)y:</text:span> This double variable stores the present y co ordinate of the fish.</text:p>
      <text:p text:style-name="Preformatted_20_Text"><text:tab/><text:span text:style-name="T1">15)shape: </text:span>This 2 D double array stores the shape of the specific fish.</text:p>
      <text:p text:style-name="Preformatted_20_Text"><text:tab/><text:span text:style-name="T1">16)xc</text:span>: This array stores the x co ordinates of the fish shape which helps</text:p>
      <text:p text:style-name="Preformatted_20_Text"><text:tab/><text:tab/> <text:s text:c="2"/>in flipping the fish.</text:p>
      <text:p text:style-name="Preformatted_20_Text"><text:tab/><text:span text:style-name="T1">17)vel: </text:span>This double variable stores he vellocity of the fish.</text:p>
      <text:p text:style-name="Preformatted_20_Text"><text:tab/><text:span text:style-name="T1">18)scale</text:span>: As the fishes grow as their age grows, this double variable</text:p>
      <text:p text:style-name="Preformatted_20_Text"><text:tab/> <text:s text:c="9"/>stores the scale factor of the polygon of the fish.</text:p>
      <text:p text:style-name="Preformatted_20_Text"><text:tab/><text:span text:style-name="T1">19)age:</text:span> This double variable maintains the age of the fiash.</text:p>
      <text:p text:style-name="Preformatted_20_Text"><text:tab/><text:span text:style-name="T1">20)agemax: </text:span>This double variable stores the maximum age of the fish.</text:p>
      <text:p text:style-name="Preformatted_20_Text"><text:tab/><text:span text:style-name="T1">21)p: </text:span>This polygon represents the fish.</text:p>
      <text:p text:style-name="Preformatted_20_Text"><text:tab/><text:span text:style-name="T1">22)hungerbar1</text:span>: This Rectangle represents the outer rectangle of the hunger bar of the fish.</text:p>
      <text:p text:style-name="Preformatted_20_Text"><text:tab/><text:span text:style-name="T1">23)hungerbar1: </text:span>This Rectangle represents the inner changing rectangle of the hunger bar of the fish.</text:p>
      <text:p text:style-name="Preformatted_20_Text"><text:s text:c="2"/><text:span text:style-name="T1"><text:s text:c="2"/>24)Color fishcol:</text:span> Stores the colour of the fish.</text:p>
      <text:p text:style-name="Preformatted_20_Text"><text:s text:c="4"/><text:span text:style-name="T1">25)flipc: </text:span>Described under the method void rm().</text:p>
      <text:p text:style-name="Preformatted_20_Text"><text:s text:c="6"/></text:p>
      <text:p text:style-name="Preformatted_20_Text"><text:s text:c="9"/>The member functions are as follows.</text:p>
      <text:p text:style-name="Preformatted_20_Text"><text:s text:c="4"/><text:span text:style-name="T1">1)void fishy::initFish(bool cont, short fishtype)</text:span></text:p>
      <text:p text:style-name="Preformatted_20_Text"><text:tab/><text:tab/> <text:s/>This function initialises the fish. The parameter cont stores if the user wants to</text:p>
      <text:p text:style-name="Preformatted_20_Text"><text:tab/> <text:s/>continue an old simulation while the parameter fishtype gives the type of the fish to created.</text:p>
      <text:p text:style-name="Preformatted_20_Text"><text:tab/> <text:s/>The variables defined are follows</text:p>
      <text:p text:style-name="Preformatted_20_Text"><text:tab/> <text:s text:c="2"/><text:span text:style-name="T1"><text:s/>1)double shapedef[5][np][2]: </text:span>Stores the co ordinates of the shape of each fish type.</text:p>
      <text:p text:style-name="Preformatted_20_Text"><text:tab/> <text:s text:c="3"/><text:span text:style-name="T1">2)double velocitydef[5]:</text:span> Stores the velocities of each type.</text:p>
      <text:p text:style-name="Preformatted_20_Text"><text:tab/> <text:s text:c="3"/><text:span text:style-name="T1">3)double agedef[5]:</text:span> Stores the age of each type.</text:p>
      <text:p text:style-name="Preformatted_20_Text"><text:tab/> <text:s text:c="2"/><text:span text:style-name="T1"><text:s/>4)short coldef[5][3]:</text:span> Stores the colour of each type with a random componenet for the</text:p>
      <text:p text:style-name="Preformatted_20_Text"><text:tab/> <text:s text:c="25"/>colour of an individual fish. <text:s/></text:p>
      <text:p text:style-name="Preformatted_20_Text"><text:s text:c="18"/></text:p>
      <text:p text:style-name="Preformatted_20_Text"><text:s text:c="9"/>The variables life, ftype, agemax, age, maxhunger, hunger are intialised or</text:p>
      <text:p text:style-name="Preformatted_20_Text"><text:s text:c="4"/>read from the file accordingly. In case of a new fish lfe is false. All the variables</text:p>
      <text:p text:style-name="Preformatted_20_Text"><text:s text:c="4"/>concerning the motion of the fish are appropriately initoalised. The colours of the</text:p>
      <text:p text:style-name="Preformatted_20_Text"><text:s text:c="4"/>fish and its hunger bars are set. The shape member of the fish is initialised using the</text:p>
      <text:p text:style-name="Preformatted_20_Text"><text:s text:c="4"/>array shapedef after scaling down the polygon a bit. The polygon representing the fish is</text:p>
      <text:p text:style-name="Preformatted_20_Text"><text:s text:c="4"/>reset and it along with both the hungr bars is hidden.</text:p>
      <text:p text:style-name="Preformatted_20_Text"><text:s text:c="3"/></text:p>
      <text:p text:style-name="Preformatted_20_Text"/>
      <text:p text:style-name="Preformatted_20_Text"><text:tab/><text:span text:style-name="T1">2)void fishy::rm(bool showhunger)</text:span></text:p>
      <text:p text:style-name="Preformatted_20_Text"><text:tab/><text:tab/> <text:s/>This function moves the fish.</text:p>
      <text:p text:style-name="Preformatted_20_Text"><text:tab/><text:tab/> <text:s/>The variable vact is the actual velocity with variable and constant component.</text:p>
      <text:p text:style-name="Preformatted_20_Text"><text:tab/><text:tab/> <text:s/></text:p>
      <text:p text:style-name="Preformatted_20_Text"><text:soft-page-break/><text:tab/><text:tab/> <text:s/>The filpping part runs for flipc number of times to flip the fish by 180 degrees.</text:p>
      <text:p text:style-name="Preformatted_20_Text"><text:tab/> <text:s/>To flip the fish, the x co ordinates of the polygon are inverted gradually. The fish is</text:p>
      <text:p text:style-name="Preformatted_20_Text"><text:tab/> <text:s/>still kept moving when it is flipping. The array xc[np] is used as a reference while</text:p>
      <text:p text:style-name="Preformatted_20_Text"><text:tab/> <text:s/>inverting the shape[] array during flipping.</text:p>
      <text:p text:style-name="Preformatted_20_Text"><text:tab/><text:tab/> <text:s/>The variable prevalx and prevaly store the coordiantes of the point where the fish last</text:p>
      <text:p text:style-name="Preformatted_20_Text"><text:s text:c="6"/>changed its direction in the x and y directions respectively. These are used to check that</text:p>
      <text:p text:style-name="Preformatted_20_Text"><text:s text:c="6"/>the fish does not turn too close to its last turning point. Thus a fish turns only if the new</text:p>
      <text:p text:style-name="Preformatted_20_Text"><text:s text:c="6"/>randomly generated co ordinate (stored in valx) is atleast 50 pixels far away from the point</text:p>
      <text:p text:style-name="Preformatted_20_Text"><text:s text:c="6"/>it last turned. The fish flips if this and the condition that the newly generated position is</text:p>
      <text:p text:style-name="Preformatted_20_Text"><text:s text:c="6"/>to its back is satisfied. The variable kxprev stores the direction of the fish before a valid</text:p>
      <text:p text:style-name="Preformatted_20_Text"><text:s text:c="6"/>x co codinate is found for flipping. The variable dx increases the velocity after flipping</text:p>
      <text:p text:style-name="Preformatted_20_Text"><text:s text:c="6"/>and then gradully decreases it to normal.</text:p>
      <text:p text:style-name="Preformatted_20_Text"><text:tab/><text:tab/> <text:s text:c="2"/>The age, hunger and scale are updated. Polygon p and the hunger bars are reset. If the</text:p>
      <text:p text:style-name="Preformatted_20_Text"><text:s text:c="6"/>parameter showhunger is false, the bars are hidden else shown.</text:p>
      <text:p text:style-name="Preformatted_20_Text"><text:tab/><text:tab/><text:tab/>This function is invoked in the main() function.</text:p>
      <text:p text:style-name="Preformatted_20_Text"/>
      <text:p text:style-name="Preformatted_20_Text"><text:s text:c="4"/><text:span text:style-name="T1">3)void fishy::killFish()</text:span></text:p>
      <text:p text:style-name="Preformatted_20_Text"><text:tab/><text:tab/> <text:s/>This function hides the fish and its hunger bars and sets life to false.</text:p>
      <text:p text:style-name="Preformatted_20_Text"><text:tab/> <text:s/>It is called by the function checkDeath.</text:p>
      <text:p text:style-name="Preformatted_20_Text"><text:tab/><text:span text:style-name="T1"> <text:s/></text:span></text:p>
      <text:p text:style-name="P1"><text:tab/>4)void resurrectFish()</text:p>
      <text:p text:style-name="Preformatted_20_Text"><text:tab/><text:tab/> <text:s/>This function shows the fish and sets the life to true.</text:p>
      <text:p text:style-name="Preformatted_20_Text"><text:tab/><text:tab/> <text:s/>The function addFish calls it.</text:p>
      <text:p text:style-name="Preformatted_20_Text"><text:tab/></text:p>
      <text:p text:style-name="Preformatted_20_Text"><text:tab/><text:span text:style-name="T1">5)void fishy::goaway(int xpos, int ypos)</text:span></text:p>
      <text:p text:style-name="Preformatted_20_Text"><text:tab/><text:tab/> <text:s/>This function is used to move the fish away from the point where the user has clicked on the </text:p>
      <text:p text:style-name="Preformatted_20_Text"><text:tab/> <text:s/>canvas. If the user has clicked on the aquarium, this function determines the relative position </text:p>
      <text:p text:style-name="Preformatted_20_Text"><text:tab/> <text:s/>of the fish w.r.t. the point of click. Then it accordingly sets new values of valx and valy</text:p>
      <text:p text:style-name="Preformatted_20_Text"><text:s text:c="6"/>further away from the point of click. </text:p>
      <text:p text:style-name="Preformatted_20_Text"><text:tab/><text:tab/> <text:s/>This function is called by the main() function if the user clickes o the aquqrium.</text:p>
      <text:p text:style-name="Preformatted_20_Text"><text:tab/><text:tab/> <text:s/></text:p>
      <text:p text:style-name="Preformatted_20_Text"/>
      <text:p text:style-name="Preformatted_20_Text"/>
      <text:p text:style-name="P1">void hungerReset(int size, fishy * f)</text:p>
      <text:p text:style-name="Preformatted_20_Text"><text:tab/>This funtion is not a part of the fish struct. It resets the hunger of all fish to zero and changes</text:p>
      <text:p text:style-name="Preformatted_20_Text">their hunger bars to green. </text:p>
      <text:p text:style-name="Preformatted_20_Text"><text:tab/>It is called by main() when the fish are f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en" style:country-asian="US" style:font-name-complex="Lohit Hind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Liberation Serif1" style:font-size-asian="10pt" style:font-name-complex="Liberation Serif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10T21:33:49</dc:date>
    <meta:editing-duration>P0D</meta:editing-duration>
    <meta:editing-cycles>1</meta:editing-cycles>
    <meta:document-statistic meta:table-count="0" meta:image-count="0" meta:object-count="0" meta:page-count="2" meta:paragraph-count="94" meta:word-count="909" meta:character-count="5604" meta:non-whitespace-character-count="4423"/>
  </office:meta>
</office:document-meta>
</file>